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MainMen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Click “Bindings-&gt;Axis Mappings-&gt;+” <text:span text:style-name="T1">(</text:span>where going to use movements of mouse, etc., for control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zimuth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-&gt;MOUSE X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zimuth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RIGHT THUMBSTICK X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mapping by clicking “+” behind "Axis Mapping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ltitude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-&gt;MOUSE Y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ltitude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RIGHT THUMBSTICK Y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 (where going to use actions, i.e. mouse clicks, button presses, etc., for control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ctionQuit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action, in this case the [KEYBOARD-&gt;ESCAPE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ctionQuit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SPECIAL LE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eate a standalone executable</text:p>
          </table:table-cell>
          <table:table-cell office:value-type="string">
            <text:p>- Select “Main Menu-&gt;File-&gt;Project-&gt;Package Project-&gt;Windows-&gt;Windows (64-bit)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lect folder for packag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Player Start</text:p>
          </table:table-cell>
          <table:table-cell office:value-type="string">
            <text:p>Type: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classTankPawn</text:p>
          </table:table-cell>
          <table:table-cell office:value-type="string">
            <text:p>Type: C++ Class for Tank</text:p>
          </table:table-cell>
          <table:table-cell office:value-type="string">
            <text:p>Create Clas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C++ Class-&gt;New C++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Choose Parent Class" select "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x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name to "class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correct Pat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reate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 (in Unreal Engin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Main Ribbon-&gt;Class Setting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lass Options-&gt;Parent Class" = "classTankPawn" instead of the default 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classTankPlayerController</text:p>
          </table:table-cell>
          <table:table-cell office:value-type="string">
            <text:p>Type: C++ Class for Player Controller</text:p>
          </table:table-cell>
          <table:table-cell office:value-type="string">
            <text:p>Create Clas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C++ Class-&gt;New C++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Choose Parent Class" select "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x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name to "class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correct Pat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reate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 (in Unreal Engin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ntent Browser" open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Main Ribbon-&gt;Class Setting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lass Options-&gt;Parent Class" = "classTankPlayerController" instead of the default PlayerControlle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classTankAIController</text:p>
          </table:table-cell>
          <table:table-cell office:value-type="string">
            <text:p>Type: C++ Class for AI Controller</text:p>
          </table:table-cell>
          <table:table-cell office:value-type="string">
            <text:p>Create Clas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“C++ Class-&gt;New C++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Choose Parent Class" enable "Show All Classes" and select "AI Controller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Nex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name to "classTankAIController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the correct Path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reate Clas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ompile" (in Unreal Engin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Pawn-&gt;Auto Posses Player" = "Disabled" (= default) since "blueprintGameModeBattleTank" takes care of possessing a tank for the PlayerControll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Pawn-&gt;Auto Posses AI" = "Placed in World" (= default) since all tanks in placed in the world (except the tank for the PlayerController) should be possessed by the AIControlle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t "Details-&gt;Pawn-&gt;AI Controller Class" = "classTankAIController" <text:span text:style-name="T1">(</text:span>assigns the AI Controller to possess the tank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Create a Scene for the game</text:p>
          </table:table-cell>
          <table:table-cell office:value-type="string">
            <text:p>“Main Menu-&gt;File-&gt;Save As” (first level/scene is automatically created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enerate a Custom Event when the MainMenu (i.e. blueprintMainMenu) is ready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 and "BeginPlay"-event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ctionQui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Quit Gam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actionQuit"-event to the "Exec"-inputpin of the "Quit Gam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Pawn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Asset-&gt;Import to/Game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files to impo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 -&gt; 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awn" ("Actor" has too litle options, "Character" has too much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editor for blueprintTankPawn open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 and add a Static Mes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Static Mesh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"tank_fbx_Body" from the Combo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correct model/fi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"Clear"as preview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" rename the Socke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Static Mes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hild it to the correct par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the obje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correct model/file from the ComboBox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ockets" select correct socket as "Parent Sock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Transform" make sure that "Location" is X=0, Y=0, Z=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Blueprint to the Scene</text:p>
          </table:table-cell>
          <table:table-cell office:value-type="string">
            <text:p>- Drag "blueprintTankPawn" from "Content Browser" to the Sce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ss to the tank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Simulate Physic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MassInKg" and enter a m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nd attach camera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use SpringArm since directly connecting a camera will give practical issues, e.g. you always want the tank in the shot when rotating the camera, also use Scene as a 'dummy' component/group to be able to split the azimuth/yaw-rotation and altitude/pitch-rotation, having them together on the same object would cause a roll-rotation as well since yoy would have a rotation on a rotation, the Scene akts as a gimbal allowing the rotation only to take place on 1 axis)</text:p>
          </table:table-cell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cen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eneAzimuth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pring Arm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ceneCamera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ut it a bit off the floor ("Transform-&gt;Location Z" = 150 cm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it 10 m. long <text:span text:style-name="T1">(</text:span>"Camera-&gt;Target Arm Length" = 1000<text:span text:style-name="T1">)</text:span> to have a distance between the camera and the 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camera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at the end of the springarm ("Transform-&gt;Location" = 0,0,0; "Transform-&gt;Rotation" = 0,0,0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up camera control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Grap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graphInputSetup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zimuth/yaw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zimuth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ddLocalRotation (sceneAzimuthGimbal)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zimuth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zimuth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Z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ltitude/pitch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ltitude"-ev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ltitude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ltitude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Y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PlayerUI</text:p>
          </table:table-cell>
          <table:table-cell office:value-type="string">
            <text:p>Type: Widget Blueprint</text:p>
          </table:table-cell>
          <table:table-cell office:value-type="string">
            <text:p>- In “Content Browser” click “Add New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lect "Create Advanced Asset-&gt;User Interface-&gt;Widget Bluepr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blueprintPlayerUI" and make sure it's in the correct fol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blueprintPlayerU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Drag the anchor point (the flower like icon at the top left) to X=50% and Y=33%, to make sure the image stays centred when the screen resolution chang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Add an "Image" on the canvas at <text:span text:style-name="T1">(</text:span>0,0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imageAimPo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t the Size of the image to X=5, Y=5 and the Alignment to X=0.5, Y=0.5 to center the im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Compile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ose the edito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PlayerController</text:p>
          </table:table-cell>
          <table:table-cell office:value-type="string">
            <text:p>Type: BluePrint Class</text:p>
          </table:table-cell>
          <table:table-cell office:value-type="string">
            <text:p>Create Player Controller used to display blueprintPlayerUI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-&gt;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Event Graph" t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PlayerUI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 the Player Controller as 'active'</text:p>
          </table:table-cell>
          <table:table-cell office:value-type="string">
            <text:p>- In "Content Browser" open "blueprintGameModeBatle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lass Defaults-&gt;Classes-Player Controller Class" selec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MainMenu</text:p>
          </table:table-cell>
          <table:table-cell office:value-type="string">
            <text:p>Type: Widget Blueprint</text:p>
          </table:table-cell>
          <table:table-cell office:value-type="string">
            <text:p>Import image-file(s)</text:p>
          </table:table-cell>
          <table:table-cell office:value-type="string">
            <text:p>- In "Content Browser" navigate to folder for ima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image(s) to impor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<text:span text:style-name="T1">(</text:span>use prefix "image"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Widget to display the image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Advanced Asset-&gt;User Interface-&gt;Widget 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PlayerMainMenu" and make sure it's in the correct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blueprintMainMen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 Scale Box-object (takes care of scaling of child when resized)</text:p>
          </table:table-cell>
          <table:table-cell office:value-type="string">
            <text:p>- Drag a "Scale Box" from the "Palette-&gt;Panel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aleboxBackground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<text:span text:style-name="T1">(</text:span>Canvas Panel Slot<text:span text:style-name="T1">)</text:span>-&gt;Anchors" select the 'full size'-anchor (at the bottom righ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" set "Offset Right"=0 and "Offset Bottom"=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(Canvas Panel Slot)-&gt;ZOrder"=-1 <text:span text:style-name="T1">(</text:span>make sure te background is rendered behind all other objects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Stretching-&gt;Stretch"="Scale to Fill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n Image-object for the background</text:p>
          </table:table-cell>
          <table:table-cell office:value-type="string">
            <text:p>- Drag an "image" from the "Palette-&gt;Common" onto the Designer canva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imageBackground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the image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Brush" select the imported image fi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" disable "Is Variab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Scale 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port font(s)</text:p>
          </table:table-cell>
          <table:table-cell office:value-type="string">
            <text:p>- In "Content Browser" navigate to folder for font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font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fontInk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Text-object for the title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Tit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1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ontent"="Battle 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lef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7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1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utton-object as Start Button</text:p>
          </table:table-cell>
          <table:table-cell office:value-type="string">
            <text:p>- Drag a "Button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utton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righ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2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9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-3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3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" enable "Is Variable" <text:span text:style-name="T1">(</text:span>otherwise the button will not generate events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Caption of buttonStart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buttonSta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Color and Opacity" R, G, B and A = 0 ,0, 0,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ontent"="Star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event to buttonStart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Hierarchy" select "button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Events" click "OnClicked +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Event Graph" delete "Tick"- and "Construct"-event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Open Leve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Open Level"-node enter "sceneBattleGround" at "Level Name"-p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OnClicked"-event to the "Exec" inputpin of the "Open Level"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 focus to buttonStart at start of game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isplay the Graph in the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Custom Event" the create an event which we will trigger from the Level Blueprint to signal that the level has been loa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eventUIWidgetReady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Set Input Mode UIOnly" (only UI responds to user inpu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eventUIWidgetReady"-event to the "Exec" 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Get Player Controller" (defines where we get the mouse input from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"My Blueprint-&gt;Variables" drag "buttonStart" to the editor and select "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outputpin of the "buttonStart"-node to the "In Widget to Focus"-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ke sure you have full control again after exiting the main menu and entering the game (previously control was set to “Set Input Mode UIOnly”)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isplay the Graph in the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Set Input Mode Game Only" (only game controls will respond to user inpu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Open Level"-node to the "Exec"-inputpin of the "Set Input Mode Game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Input Mode Game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Name: sceneMainMenu</text:p>
          </table:table-cell>
          <table:table-cell office:value-type="string">
            <text:p>Type: Level/Scene/Map</text:p>
          </table:table-cell>
          <table:table-cell office:value-type="string">
            <text:p>Create a Scene for the main menu</text:p>
          </table:table-cell>
          <table:table-cell office:value-type="string">
            <text:p>- “Main Menu-&gt;File-&gt;New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Empty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"Main Menu-&gt;File-&gt;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tore it in the Scenes-folder and name it "sceneMainMenu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dit the Blueprint responsible for displaying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MainMenu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how mouse cursor in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Get 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Set Show Mouse Curso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Show Mouse Cursor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Add To Viewport"-node to the "Exec"-inputpin of the "Set Show Mouse Cursor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Set Show Mouse Cursor" enable "Show Mouse Cursor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enerate a Custom Event when the MainMenu (i.e. blueprintMainMenu) is ready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eventUIWidgetReady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Set Show Mouse Cursor"-node to the "Exec"-inputpin of the "eventUIWidgetReady"-node (since the event needs to be triggered when everything before it has finished, i.e. everything in the Exec-daisy chain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Create blueprintMainMenu Widget"-node to the "Target"-inputpin of the "eventUITWidgetRead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-04-2017</text:date>, <text:time>16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4-20T16:15:19.50</dc:date>
    <dc:creator>Gerard de Vries</dc:creator>
    <meta:editing-duration>P7DT17H31M1S</meta:editing-duration>
    <meta:editing-cycles>540</meta:editing-cycles>
    <meta:document-statistic meta:table-count="1" meta:cell-count="733" meta:object-count="0"/>
  </office:meta>
</office:document-meta>
</file>